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style:use-window-font-color="true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7"/>
          <table:table-cell office:value-type="float" office:value="0.043" calcext:value-type="float">
            <text:p>0,043</text:p>
          </table:table-cell>
          <table:table-cell office:value-type="float" office:value="7.007" calcext:value-type="float">
            <text:p>7,007</text:p>
          </table:table-cell>
          <table:table-cell office:value-type="float" office:value="0.139" calcext:value-type="float">
            <text:p>0,139</text:p>
          </table:table-cell>
          <table:table-cell office:value-type="float" office:value="1.816" calcext:value-type="float">
            <text:p>1,816</text:p>
          </table:table-cell>
          <table:table-cell table:number-columns-repeated="2"/>
          <table:table-cell office:value-type="float" office:value="0.077" calcext:value-type="float">
            <text:p>0,077</text:p>
          </table:table-cell>
          <table:table-cell office:value-type="float" office:value="7.135" calcext:value-type="float">
            <text:p>7,135</text:p>
          </table:table-cell>
          <table:table-cell office:value-type="float" office:value="0.029" calcext:value-type="float">
            <text:p>0,029</text:p>
          </table:table-cell>
          <table:table-cell office:value-type="float" office:value="7.733" calcext:value-type="float">
            <text:p>7,733</text:p>
          </table:table-cell>
        </table:table-row>
        <table:table-row table:style-name="ro1">
          <table:table-cell table:number-columns-repeated="6"/>
          <table:table-cell office:value-type="float" office:value="45.78" calcext:value-type="float">
            <text:p>45,78</text:p>
          </table:table-cell>
          <table:table-cell office:value-type="float" office:value="0.006" calcext:value-type="float">
            <text:p>0,006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,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11" calcext:value-type="float">
            <text:p>0,011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,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36.79" office:value-type="float" office:value="36.79" calcext:value-type="float">
            <text:p>36,79</text:p>
          </table:table-cell>
          <table:table-cell office:value-type="float" office:value="0.015" calcext:value-type="float">
            <text:p>0,015</text:p>
          </table:table-cell>
          <table:table-cell office:value-type="float" office:value="2.345" calcext:value-type="float">
            <text:p>2,345</text:p>
          </table:table-cell>
          <table:table-cell office:value-type="float" office:value="0.03" calcext:value-type="float">
            <text:p>0,03</text:p>
          </table:table-cell>
          <table:table-cell office:value-type="float" office:value="0.484" calcext:value-type="float">
            <text:p>0,484</text:p>
          </table:table-cell>
          <table:table-cell table:number-columns-repeated="2"/>
          <table:table-cell office:value-type="float" office:value="0.026" calcext:value-type="float">
            <text:p>0,026</text:p>
          </table:table-cell>
          <table:table-cell office:value-type="float" office:value="2.568" calcext:value-type="float">
            <text:p>2,568</text:p>
          </table:table-cell>
          <table:table-cell office:value-type="float" office:value="0.008" calcext:value-type="float">
            <text:p>0,008</text:p>
          </table:table-cell>
          <table:table-cell office:value-type="float" office:value="1.675" calcext:value-type="float">
            <text:p>1,675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orm Lin</text:p>
          </table:table-cell>
          <table:table-cell office:value-type="string" calcext:value-type="string">
            <text:p>Ejercicio 1</text:p>
          </table:table-cell>
          <table:table-cell/>
          <table:table-cell table:number-columns-repeated="2" office:value-type="string" calcext:value-type="string">
            <text:p>Norm ST</text:p>
          </table:table-cell>
          <table:table-cell office:value-type="string" calcext:value-type="string">
            <text:p>1ci</text:p>
          </table:table-cell>
          <table:table-cell office:value-type="string" calcext:value-type="string">
            <text:p>1cii</text:p>
          </table:table-cell>
          <table:table-cell office:value-type="string" calcext:value-type="string">
            <text:p>1ciii</text:p>
          </table:table-cell>
          <table:table-cell office:value-type="string" calcext:value-type="string">
            <text:p>1civ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[.A5:.A16]-2)/(120-2)" office:value-type="float" office:value="0.152542372881356" calcext:value-type="float">
            <text:p>0,152542372881356</text:p>
          </table:table-cell>
          <table:table-cell table:formula="of:=([.B5:.B16]-0)/(50-0)" office:value-type="float" office:value="0" calcext:value-type="float">
            <text:p>0</text:p>
          </table:table-cell>
          <table:table-cell table:formula="of:=[.C5:.C16]*[.$A$18]+[.D5:.D16]*[.$A$19]+[.$A$20]" office:value-type="float" office:value="-0.0871694915254237" calcext:value-type="float">
            <text:p>-0,0871694915254237</text:p>
          </table:table-cell>
          <table:table-cell/>
          <table:table-cell office:value-type="float" office:value="-1.19" calcext:value-type="float">
            <text:p>-1,19</text:p>
          </table:table-cell>
          <table:table-cell office:value-type="float" office:value="-1.15" calcext:value-type="float">
            <text:p>-1,15</text:p>
          </table:table-cell>
          <table:table-cell table:style-name="ce1" table:formula="of:=[.G5:.G13]*[.$H$1]+[.H5:.H13]*[.$H$2]+[.$H$3]" office:value-type="float" office:value="-0.04307" calcext:value-type="float">
            <text:p>-0,04307</text:p>
          </table:table-cell>
          <table:table-cell table:style-name="ce2" table:formula="of:=[.G5:.G13]*[.$I$1]+[.H5:.H13]*[.$I$2]+[.$I$3]" office:value-type="float" office:value="-7.14333" calcext:value-type="float">
            <text:p>-7,14333</text:p>
          </table:table-cell>
          <table:table-cell table:style-name="ce3" table:formula="of:=[.G5:.G13]*[.$J$1]+[.H5:.H13]*[.$J$2]+[.$J$3]" office:value-type="float" office:value="-0.15611" calcext:value-type="float">
            <text:p>-0,15611</text:p>
          </table:table-cell>
          <table:table-cell table:style-name="ce3" table:formula="of:=[.G5:.G13]*[.$K$1]+[.H5:.H13]*[.$K$2]+[.$K$3]" office:value-type="float" office:value="-2.82704" calcext:value-type="float">
            <text:p>-2,82704</text:p>
          </table:table-cell>
          <table:table-cell office:value-type="string" calcext:value-type="string">
            <text:p>NORMAL</text:p>
          </table:table-cell>
          <table:table-cell table:formula="of:=[.G5:.G13]*[.$N$1]+[.H5:.H13]*[.$N$2]+[.$N$3]" office:value-type="float" office:value="-0.07828" calcext:value-type="float">
            <text:p>-0,07828</text:p>
          </table:table-cell>
          <table:table-cell table:formula="of:=[.G5:.G13]*[.$O$1]+[.H5:.H13]*[.$O$2]+[.$O$3]" office:value-type="float" office:value="-7.07265" calcext:value-type="float">
            <text:p>-7,07265</text:p>
          </table:table-cell>
          <table:table-cell table:formula="of:=[.G5:.G13]*[.$P$1]+[.H5:.H13]*[.$P$2]+[.$P$3]" office:value-type="float" office:value="-0.04491" calcext:value-type="float">
            <text:p>-0,04491</text:p>
          </table:table-cell>
          <table:table-cell table:formula="of:=[.G5:.G13]*[.$Q$1]+[.H5:.H13]*[.$Q$2]+[.$Q$3]" office:value-type="float" office:value="-8.67727" calcext:value-type="float">
            <text:p>-8,67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([.A6:.A17]-2)/(120-2)" office:value-type="float" office:value="0.228813559322034" calcext:value-type="float">
            <text:p>0,228813559322034</text:p>
          </table:table-cell>
          <table:table-cell table:formula="of:=([.B6:.B17]-0)/(50-0)" office:value-type="float" office:value="0.5" calcext:value-type="float">
            <text:p>0,5</text:p>
          </table:table-cell>
          <table:table-cell table:formula="of:=[.C6:.C17]*[.$A$18]+[.D6:.D17]*[.$A$19]+[.$A$20]" office:value-type="float" office:value="-0.0202542372881356" calcext:value-type="float">
            <text:p>-0,0202542372881356</text:p>
          </table:table-cell>
          <table:table-cell/>
          <table:table-cell office:value-type="float" office:value="-0.7" calcext:value-type="float">
            <text:p>-0,7</text:p>
          </table:table-cell>
          <table:table-cell office:value-type="float" office:value="-1.15" calcext:value-type="float">
            <text:p>-1,15</text:p>
          </table:table-cell>
          <table:table-cell table:style-name="ce1" table:formula="of:=[.F6:.F14]*[.$H$1]+[.G6:.G14]*[.$H$2]+[.$H$3]" office:value-type="float" office:value="-0.022" calcext:value-type="float">
            <text:p>-0,022</text:p>
          </table:table-cell>
          <table:table-cell table:style-name="ce2" table:formula="of:=[.F6:.F14]*[.$I$1]+[.G6:.G14]*[.$I$2]+[.$I$3]" office:value-type="float" office:value="-3.7099" calcext:value-type="float">
            <text:p>-3,7099</text:p>
          </table:table-cell>
          <table:table-cell table:style-name="ce3" table:formula="of:=[.F6:.F14]*[.$J$1]+[.G6:.G14]*[.$J$2]+[.$J$3]" office:value-type="float" office:value="-0.088" calcext:value-type="float">
            <text:p>-0,088</text:p>
          </table:table-cell>
          <table:table-cell table:style-name="ce3" table:formula="of:=[.F6:.F14]*[.$K$1]+[.G6:.G14]*[.$K$2]+[.$K$3]" office:value-type="float" office:value="-1.9372" calcext:value-type="float">
            <text:p>-1,9372</text:p>
          </table:table-cell>
          <table:table-cell office:value-type="string" calcext:value-type="string">
            <text:p>NORMAL</text:p>
          </table:table-cell>
          <table:table-cell table:formula="of:=[.G6:.G14]*[.$N$1]+[.H6:.H14]*[.$N$2]+[.$N$3]" office:value-type="float" office:value="-0.04055" calcext:value-type="float">
            <text:p>-0,04055</text:p>
          </table:table-cell>
          <table:table-cell table:formula="of:=[.G6:.G14]*[.$O$1]+[.H6:.H14]*[.$O$2]+[.$O$3]" office:value-type="float" office:value="-3.5765" calcext:value-type="float">
            <text:p>-3,5765</text:p>
          </table:table-cell>
          <table:table-cell table:formula="of:=[.G6:.G14]*[.$P$1]+[.H6:.H14]*[.$P$2]+[.$P$3]" office:value-type="float" office:value="-0.0307" calcext:value-type="float">
            <text:p>-0,0307</text:p>
          </table:table-cell>
          <table:table-cell table:formula="of:=[.G6:.G14]*[.$Q$1]+[.H6:.H14]*[.$Q$2]+[.$Q$3]" office:value-type="float" office:value="-4.8881" calcext:value-type="float">
            <text:p>-4,88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([.A7:.A18]-2)/(120-2)" office:value-type="float" office:value="0.364406779661017" calcext:value-type="float">
            <text:p>0,364406779661017</text:p>
          </table:table-cell>
          <table:table-cell table:formula="of:=([.B7:.B18]-0)/(50-0)" office:value-type="float" office:value="0" calcext:value-type="float">
            <text:p>0</text:p>
          </table:table-cell>
          <table:table-cell table:formula="of:=[.C7:.C18]*[.$A$18]+[.D7:.D18]*[.$A$19]+[.$A$20]" office:value-type="float" office:value="0.0153728813559322" calcext:value-type="float">
            <text:p>0,0153728813559322</text:p>
          </table:table-cell>
          <table:table-cell/>
          <table:table-cell office:value-type="float" office:value="-0.46" calcext:value-type="float">
            <text:p>-0,46</text:p>
          </table:table-cell>
          <table:table-cell office:value-type="float" office:value="0" calcext:value-type="float">
            <text:p>0</text:p>
          </table:table-cell>
          <table:table-cell table:style-name="ce1" table:formula="of:=[.F7:.F15]*[.$H$1]+[.G7:.G15]*[.$H$2]+[.$H$3]" office:value-type="float" office:value="-0.00478" calcext:value-type="float">
            <text:p>-0,00478</text:p>
          </table:table-cell>
          <table:table-cell table:style-name="ce2" table:formula="of:=[.F7:.F15]*[.$I$1]+[.G7:.G15]*[.$I$2]+[.$I$3]" office:value-type="float" office:value="-0.87822" calcext:value-type="float">
            <text:p>-0,87822</text:p>
          </table:table-cell>
          <table:table-cell table:style-name="ce3" table:formula="of:=[.F7:.F15]*[.$J$1]+[.G7:.G15]*[.$J$2]+[.$J$3]" office:value-type="float" office:value="-0.03394" calcext:value-type="float">
            <text:p>-0,03394</text:p>
          </table:table-cell>
          <table:table-cell table:style-name="ce3" table:formula="of:=[.F7:.F15]*[.$K$1]+[.G7:.G15]*[.$K$2]+[.$K$3]" office:value-type="float" office:value="-0.35136" calcext:value-type="float">
            <text:p>-0,35136</text:p>
          </table:table-cell>
          <table:table-cell office:value-type="string" calcext:value-type="string">
            <text:p>NORMAL</text:p>
          </table:table-cell>
          <table:table-cell table:formula="of:=[.G7:.G15]*[.$N$1]+[.H7:.H15]*[.$N$2]+[.$N$3]" office:value-type="float" office:value="-0.00942" calcext:value-type="float">
            <text:p>-0,00942</text:p>
          </table:table-cell>
          <table:table-cell table:formula="of:=[.G7:.G15]*[.$O$1]+[.H7:.H15]*[.$O$2]+[.$O$3]" office:value-type="float" office:value="-0.7141" calcext:value-type="float">
            <text:p>-0,7141</text:p>
          </table:table-cell>
          <table:table-cell table:formula="of:=[.G7:.G15]*[.$P$1]+[.H7:.H15]*[.$P$2]+[.$P$3]" office:value-type="float" office:value="-0.00534" calcext:value-type="float">
            <text:p>-0,00534</text:p>
          </table:table-cell>
          <table:table-cell table:formula="of:=[.G7:.G15]*[.$Q$1]+[.H7:.H15]*[.$Q$2]+[.$Q$3]" office:value-type="float" office:value="-1.88218" calcext:value-type="float">
            <text:p>-1,882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([.A8:.A19]-2)/(120-2)" office:value-type="float" office:value="0.23728813559322" calcext:value-type="float">
            <text:p>0,23728813559322</text:p>
          </table:table-cell>
          <table:table-cell table:formula="of:=([.B8:.B19]-0)/(50-0)" office:value-type="float" office:value="1" calcext:value-type="float">
            <text:p>1</text:p>
          </table:table-cell>
          <table:table-cell table:formula="of:=[.C8:.C19]*[.$A$18]+[.D8:.D19]*[.$A$19]+[.$A$20]" office:value-type="float" office:value="0.0138474576271186" calcext:value-type="float">
            <text:p>0,0138474576271186</text:p>
          </table:table-cell>
          <table:table-cell/>
          <table:table-cell office:value-type="float" office:value="-0.43" calcext:value-type="float">
            <text:p>-0,43</text:p>
          </table:table-cell>
          <table:table-cell office:value-type="float" office:value="0" calcext:value-type="float">
            <text:p>0</text:p>
          </table:table-cell>
          <table:table-cell table:style-name="ce1" table:formula="of:=[.F8:.F16]*[.$H$1]+[.G8:.G16]*[.$H$2]+[.$H$3]" office:value-type="float" office:value="-0.00349" calcext:value-type="float">
            <text:p>-0,00349</text:p>
          </table:table-cell>
          <table:table-cell table:style-name="ce2" table:formula="of:=[.F8:.F16]*[.$I$1]+[.G8:.G16]*[.$I$2]+[.$I$3]" office:value-type="float" office:value="-0.66801" calcext:value-type="float">
            <text:p>-0,66801</text:p>
          </table:table-cell>
          <table:table-cell table:style-name="ce3" table:formula="of:=[.F8:.F16]*[.$J$1]+[.G8:.G16]*[.$J$2]+[.$J$3]" office:value-type="float" office:value="-0.02977" calcext:value-type="float">
            <text:p>-0,02977</text:p>
          </table:table-cell>
          <table:table-cell table:style-name="ce3" table:formula="of:=[.F8:.F16]*[.$K$1]+[.G8:.G16]*[.$K$2]+[.$K$3]" office:value-type="float" office:value="-0.29688" calcext:value-type="float">
            <text:p>-0,29688</text:p>
          </table:table-cell>
          <table:table-cell office:value-type="string" calcext:value-type="string">
            <text:p>NORMAL</text:p>
          </table:table-cell>
          <table:table-cell table:formula="of:=[.G8:.G16]*[.$N$1]+[.H8:.H16]*[.$N$2]+[.$N$3]" office:value-type="float" office:value="-0.00711" calcext:value-type="float">
            <text:p>-0,00711</text:p>
          </table:table-cell>
          <table:table-cell table:formula="of:=[.G8:.G16]*[.$O$1]+[.H8:.H16]*[.$O$2]+[.$O$3]" office:value-type="float" office:value="-0.50005" calcext:value-type="float">
            <text:p>-0,50005</text:p>
          </table:table-cell>
          <table:table-cell table:formula="of:=[.G8:.G16]*[.$P$1]+[.H8:.H16]*[.$P$2]+[.$P$3]" office:value-type="float" office:value="-0.00447" calcext:value-type="float">
            <text:p>-0,00447</text:p>
          </table:table-cell>
          <table:table-cell table:formula="of:=[.G8:.G16]*[.$Q$1]+[.H8:.H16]*[.$Q$2]+[.$Q$3]" office:value-type="float" office:value="-1.65019" calcext:value-type="float">
            <text:p>-1,650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A9:.A20]-2)/(120-2)" office:value-type="float" office:value="0.23728813559322" calcext:value-type="float">
            <text:p>0,23728813559322</text:p>
          </table:table-cell>
          <table:table-cell table:formula="of:=([.B9:.B20]-0)/(50-0)" office:value-type="float" office:value="0.5" calcext:value-type="float">
            <text:p>0,5</text:p>
          </table:table-cell>
          <table:table-cell table:formula="of:=[.C9:.C20]*[.$A$18]+[.D9:.D20]*[.$A$19]+[.$A$20]" office:value-type="float" office:value="-0.0161525423728814" calcext:value-type="float">
            <text:p>-0,0161525423728814</text:p>
          </table:table-cell>
          <table:table-cell/>
          <table:table-cell office:value-type="float" office:value="-0.43" calcext:value-type="float">
            <text:p>-0,43</text:p>
          </table:table-cell>
          <table:table-cell office:value-type="float" office:value="1.15" calcext:value-type="float">
            <text:p>1,15</text:p>
          </table:table-cell>
          <table:table-cell table:style-name="ce1" table:formula="of:=[.F9:.F17]*[.$H$1]+[.G9:.G17]*[.$H$2]+[.$H$3]" office:value-type="float" office:value="0.00341" calcext:value-type="float">
            <text:p>0,00341</text:p>
          </table:table-cell>
          <table:table-cell table:style-name="ce2" table:formula="of:=[.F9:.F17]*[.$I$1]+[.G9:.G17]*[.$I$2]+[.$I$3]" office:value-type="float" office:value="0.48199" calcext:value-type="float">
            <text:p>0,48199</text:p>
          </table:table-cell>
          <table:table-cell table:style-name="ce3" table:formula="of:=[.F9:.F17]*[.$J$1]+[.G9:.G17]*[.$J$2]+[.$J$3]" office:value-type="float" office:value="-0.00907000000000001" calcext:value-type="float">
            <text:p>-0,00907000000000001</text:p>
          </table:table-cell>
          <table:table-cell table:style-name="ce3" table:formula="of:=[.F9:.F17]*[.$K$1]+[.G9:.G17]*[.$K$2]+[.$K$3]" office:value-type="float" office:value="0.85312" calcext:value-type="float">
            <text:p>0,85312</text:p>
          </table:table-cell>
          <table:table-cell office:value-type="string" calcext:value-type="string">
            <text:p>SUPERIOR</text:p>
          </table:table-cell>
          <table:table-cell table:formula="of:=[.G9:.G17]*[.$N$1]+[.H9:.H17]*[.$N$2]+[.$N$3]" office:value-type="float" office:value="0.00554" calcext:value-type="float">
            <text:p>0,00554</text:p>
          </table:table-cell>
          <table:table-cell table:formula="of:=[.G9:.G17]*[.$O$1]+[.H9:.H17]*[.$O$2]+[.$O$3]" office:value-type="float" office:value="0.64995" calcext:value-type="float">
            <text:p>0,64995</text:p>
          </table:table-cell>
          <table:table-cell table:formula="of:=[.G9:.G17]*[.$P$1]+[.H9:.H17]*[.$P$2]+[.$P$3]" office:value-type="float" office:value="0.01393" calcext:value-type="float">
            <text:p>0,01393</text:p>
          </table:table-cell>
          <table:table-cell table:formula="of:=[.G9:.G17]*[.$Q$1]+[.H9:.H17]*[.$Q$2]+[.$Q$3]" office:value-type="float" office:value="-0.50019" calcext:value-type="float">
            <text:p>-0,50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A10:.A21]-2)/(120-2)" office:value-type="float" office:value="0" calcext:value-type="float">
            <text:p>0</text:p>
          </table:table-cell>
          <table:table-cell table:formula="of:=([.B10:.B21]-0)/(50-0)" office:value-type="float" office:value="0" calcext:value-type="float">
            <text:p>0</text:p>
          </table:table-cell>
          <table:table-cell table:formula="of:=[.C10:.C21]*[.$A$18]+[.D10:.D21]*[.$A$19]+[.$A$20]" office:value-type="float" office:value="-0.161" calcext:value-type="float">
            <text:p>-0,161</text:p>
          </table:table-cell>
          <table:table-cell/>
          <table:table-cell office:value-type="float" office:value="-0.02" calcext:value-type="float">
            <text:p>-0,02</text:p>
          </table:table-cell>
          <table:table-cell office:value-type="float" office:value="-1.15" calcext:value-type="float">
            <text:p>-1,15</text:p>
          </table:table-cell>
          <table:table-cell table:style-name="ce1" table:formula="of:=[.F10:.F18]*[.$H$1]+[.G10:.G18]*[.$H$2]+[.$H$3]" office:value-type="float" office:value="0.00724" calcext:value-type="float">
            <text:p>0,00724</text:p>
          </table:table-cell>
          <table:table-cell table:style-name="ce2" table:formula="of:=[.F10:.F18]*[.$I$1]+[.G10:.G18]*[.$I$2]+[.$I$3]" office:value-type="float" office:value="1.05486" calcext:value-type="float">
            <text:p>1,05486</text:p>
          </table:table-cell>
          <table:table-cell table:style-name="ce3" table:formula="of:=[.F10:.F18]*[.$J$1]+[.G10:.G18]*[.$J$2]+[.$J$3]" office:value-type="float" office:value="0.00652" calcext:value-type="float">
            <text:p>0,00652</text:p>
          </table:table-cell>
          <table:table-cell table:style-name="ce3" table:formula="of:=[.F10:.F18]*[.$K$1]+[.G10:.G18]*[.$K$2]+[.$K$3]" office:value-type="float" office:value="-0.70232" calcext:value-type="float">
            <text:p>-0,70232</text:p>
          </table:table-cell>
          <table:table-cell office:value-type="string" calcext:value-type="string">
            <text:p>SUPERIOR</text:p>
          </table:table-cell>
          <table:table-cell table:formula="of:=[.G10:.G18]*[.$N$1]+[.H10:.H18]*[.$N$2]+[.$N$3]" office:value-type="float" office:value="0.01181" calcext:value-type="float">
            <text:p>0,01181</text:p>
          </table:table-cell>
          <table:table-cell table:formula="of:=[.G10:.G18]*[.$O$1]+[.H10:.H18]*[.$O$2]+[.$O$3]" office:value-type="float" office:value="1.2753" calcext:value-type="float">
            <text:p>1,2753</text:p>
          </table:table-cell>
          <table:table-cell table:formula="of:=[.G10:.G18]*[.$P$1]+[.H10:.H18]*[.$P$2]+[.$P$3]" office:value-type="float" office:value="-0.01098" calcext:value-type="float">
            <text:p>-0,01098</text:p>
          </table:table-cell>
          <table:table-cell table:formula="of:=[.G10:.G18]*[.$Q$1]+[.H10:.H18]*[.$Q$2]+[.$Q$3]" office:value-type="float" office:value="0.37034" calcext:value-type="float">
            <text:p>0,370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([.A11:.A22]-2)/(120-2)" office:value-type="float" office:value="0.745762711864407" calcext:value-type="float">
            <text:p>0,745762711864407</text:p>
          </table:table-cell>
          <table:table-cell table:formula="of:=([.B11:.B22]-0)/(50-0)" office:value-type="float" office:value="1" calcext:value-type="float">
            <text:p>1</text:p>
          </table:table-cell>
          <table:table-cell table:formula="of:=[.C11:.C22]*[.$A$18]+[.D11:.D22]*[.$A$19]+[.$A$20]" office:value-type="float" office:value="0.259949152542373" calcext:value-type="float">
            <text:p>0,259949152542373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[.F11:.F19]*[.$H$1]+[.G11:.G19]*[.$H$2]+[.$H$3]" office:value-type="float" office:value="0.01543" calcext:value-type="float">
            <text:p>0,01543</text:p>
          </table:table-cell>
          <table:table-cell table:style-name="ce2" table:formula="of:=[.F11:.F19]*[.$I$1]+[.G11:.G19]*[.$I$2]+[.$I$3]" office:value-type="float" office:value="2.41507" calcext:value-type="float">
            <text:p>2,41507</text:p>
          </table:table-cell>
          <table:table-cell table:style-name="ce3" table:formula="of:=[.F11:.F19]*[.$J$1]+[.G11:.G19]*[.$J$2]+[.$J$3]" office:value-type="float" office:value="0.03139" calcext:value-type="float">
            <text:p>0,03139</text:p>
          </table:table-cell>
          <table:table-cell table:style-name="ce3" table:formula="of:=[.F11:.F19]*[.$K$1]+[.G11:.G19]*[.$K$2]+[.$K$3]" office:value-type="float" office:value="0.50216" calcext:value-type="float">
            <text:p>0,50216</text:p>
          </table:table-cell>
          <table:table-cell office:value-type="string" calcext:value-type="string">
            <text:p>SUPERIOR</text:p>
          </table:table-cell>
          <table:table-cell table:formula="of:=[.G11:.G19]*[.$N$1]+[.H11:.H19]*[.$N$2]+[.$N$3]" office:value-type="float" office:value="0.02677" calcext:value-type="float">
            <text:p>0,02677</text:p>
          </table:table-cell>
          <table:table-cell table:formula="of:=[.G11:.G19]*[.$O$1]+[.H11:.H19]*[.$O$2]+[.$O$3]" office:value-type="float" office:value="2.63935" calcext:value-type="float">
            <text:p>2,63935</text:p>
          </table:table-cell>
          <table:table-cell table:formula="of:=[.G11:.G19]*[.$P$1]+[.H11:.H19]*[.$P$2]+[.$P$3]" office:value-type="float" office:value="0.00829" calcext:value-type="float">
            <text:p>0,00829</text:p>
          </table:table-cell>
          <table:table-cell table:formula="of:=[.G11:.G19]*[.$Q$1]+[.H11:.H19]*[.$Q$2]+[.$Q$3]" office:value-type="float" office:value="1.75233" calcext:value-type="float">
            <text:p>1,752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formula="of:=([.A12:.A23]-2)/(120-2)" office:value-type="float" office:value="1" calcext:value-type="float">
            <text:p>1</text:p>
          </table:table-cell>
          <table:table-cell table:formula="of:=([.B12:.B23]-0)/(50-0)" office:value-type="float" office:value="1" calcext:value-type="float">
            <text:p>1</text:p>
          </table:table-cell>
          <table:table-cell table:formula="of:=[.C12:.C23]*[.$A$18]+[.D12:.D23]*[.$A$19]+[.$A$20]" office:value-type="float" office:value="0.383" calcext:value-type="float">
            <text:p>0,383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1.15" calcext:value-type="float">
            <text:p>1,15</text:p>
          </table:table-cell>
          <table:table-cell table:style-name="ce1" table:formula="of:=[.F12:.F20]*[.$H$1]+[.G12:.G20]*[.$H$2]+[.$H$3]" office:value-type="float" office:value="0.0735" calcext:value-type="float">
            <text:p>0,0735</text:p>
          </table:table-cell>
          <table:table-cell table:style-name="ce2" table:formula="of:=[.F12:.F20]*[.$I$1]+[.G12:.G20]*[.$I$2]+[.$I$3]" office:value-type="float" office:value="11.9034" calcext:value-type="float">
            <text:p>11,9034</text:p>
          </table:table-cell>
          <table:table-cell table:style-name="ce3" table:formula="of:=[.F12:.F20]*[.$J$1]+[.G12:.G20]*[.$J$2]+[.$J$3]" office:value-type="float" office:value="0.2175" calcext:value-type="float">
            <text:p>0,2175</text:p>
          </table:table-cell>
          <table:table-cell table:style-name="ce3" table:formula="of:=[.F12:.F20]*[.$K$1]+[.G12:.G20]*[.$K$2]+[.$K$3]" office:value-type="float" office:value="3.8132" calcext:value-type="float">
            <text:p>3,8132</text:p>
          </table:table-cell>
          <table:table-cell office:value-type="string" calcext:value-type="string">
            <text:p>SUPERIOR</text:p>
          </table:table-cell>
          <table:table-cell table:formula="of:=[.G12:.G20]*[.$N$1]+[.H12:.H20]*[.$N$2]+[.$N$3]" office:value-type="float" office:value="0.13105" calcext:value-type="float">
            <text:p>0,13105</text:p>
          </table:table-cell>
          <table:table-cell table:formula="of:=[.G12:.G20]*[.$O$1]+[.H12:.H20]*[.$O$2]+[.$O$3]" office:value-type="float" office:value="12.28" calcext:value-type="float">
            <text:p>12,28</text:p>
          </table:table-cell>
          <table:table-cell table:formula="of:=[.G12:.G20]*[.$P$1]+[.H12:.H20]*[.$P$2]+[.$P$3]" office:value-type="float" office:value="0.0612" calcext:value-type="float">
            <text:p>0,0612</text:p>
          </table:table-cell>
          <table:table-cell table:formula="of:=[.G12:.G20]*[.$Q$1]+[.H12:.H20]*[.$Q$2]+[.$Q$3]" office:value-type="float" office:value="12.1046" calcext:value-type="float">
            <text:p>12,10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formula="of:=([.A13:.A24]-2)/(120-2)" office:value-type="float" office:value="0.372881355932203" calcext:value-type="float">
            <text:p>0,372881355932203</text:p>
          </table:table-cell>
          <table:table-cell table:formula="of:=([.B13:.B24]-0)/(50-0)" office:value-type="float" office:value="0.5" calcext:value-type="float">
            <text:p>0,5</text:p>
          </table:table-cell>
          <table:table-cell table:formula="of:=[.C13:.C24]*[.$A$18]+[.D13:.D24]*[.$A$19]+[.$A$20]" office:value-type="float" office:value="0.0494745762711864" calcext:value-type="float">
            <text:p>0,0494745762711864</text:p>
          </table:table-cell>
          <table:table-cell/>
          <table:table-cell office:value-type="float" office:value="2.02" calcext:value-type="float">
            <text:p>2,02</text:p>
          </table:table-cell>
          <table:table-cell office:value-type="float" office:value="1.15" calcext:value-type="float">
            <text:p>1,15</text:p>
          </table:table-cell>
          <table:table-cell table:style-name="ce1" table:formula="of:=[.F13:.F21]*[.$H$1]+[.G13:.G21]*[.$H$2]+[.$H$3]" office:value-type="float" office:value="0.10876" calcext:value-type="float">
            <text:p>0,10876</text:p>
          </table:table-cell>
          <table:table-cell table:style-name="ce2" table:formula="of:=[.F13:.F21]*[.$I$1]+[.G13:.G21]*[.$I$2]+[.$I$3]" office:value-type="float" office:value="17.64914" calcext:value-type="float">
            <text:p>17,64914</text:p>
          </table:table-cell>
          <table:table-cell table:style-name="ce3" table:formula="of:=[.F13:.F21]*[.$J$1]+[.G13:.G21]*[.$J$2]+[.$J$3]" office:value-type="float" office:value="0.33148" calcext:value-type="float">
            <text:p>0,33148</text:p>
          </table:table-cell>
          <table:table-cell table:style-name="ce3" table:formula="of:=[.F13:.F21]*[.$K$1]+[.G13:.G21]*[.$K$2]+[.$K$3]" office:value-type="float" office:value="5.30232" calcext:value-type="float">
            <text:p>5,30232</text:p>
          </table:table-cell>
          <table:table-cell office:value-type="string" calcext:value-type="string">
            <text:p>SUPERIOR</text:p>
          </table:table-cell>
          <table:table-cell table:formula="of:=[.G13:.G21]*[.$N$1]+[.H13:.H21]*[.$N$2]+[.$N$3]" office:value-type="float" office:value="0.19419" calcext:value-type="float">
            <text:p>0,19419</text:p>
          </table:table-cell>
          <table:table-cell table:formula="of:=[.G13:.G21]*[.$O$1]+[.H13:.H21]*[.$O$2]+[.$O$3]" office:value-type="float" office:value="18.1307" calcext:value-type="float">
            <text:p>18,1307</text:p>
          </table:table-cell>
          <table:table-cell table:formula="of:=[.G13:.G21]*[.$P$1]+[.H13:.H21]*[.$P$2]+[.$P$3]" office:value-type="float" office:value="0.08498" calcext:value-type="float">
            <text:p>0,08498</text:p>
          </table:table-cell>
          <table:table-cell table:formula="of:=[.G13:.G21]*[.$Q$1]+[.H13:.H21]*[.$Q$2]+[.$Q$3]" office:value-type="float" office:value="18.44566" calcext:value-type="float">
            <text:p>18,445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[.A14:.A25]-2)/(120-2)" office:value-type="float" office:value="0.330508474576271" calcext:value-type="float">
            <text:p>0,330508474576271</text:p>
          </table:table-cell>
          <table:table-cell table:formula="of:=([.B14:.B25]-0)/(50-0)" office:value-type="float" office:value="0" calcext:value-type="float">
            <text:p>0</text:p>
          </table:table-cell>
          <table:table-cell table:formula="of:=[.C14:.C25]*[.$A$18]+[.D14:.D25]*[.$A$19]+[.$A$20]" office:value-type="float" office:value="-0.00103389830508474" calcext:value-type="float">
            <text:p>-0,00103389830508474</text:p>
          </table:table-cell>
          <table:table-cell table:number-columns-repeated="5"/>
          <table:table-cell table:number-columns-repeated="2" office:value-type="string" calcext:value-type="string">
            <text:p>Da mal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([.A15:.A26]-2)/(120-2)" office:value-type="float" office:value="0.271186440677966" calcext:value-type="float">
            <text:p>0,271186440677966</text:p>
          </table:table-cell>
          <table:table-cell table:formula="of:=([.B15:.B26]-0)/(50-0)" office:value-type="float" office:value="0.5" calcext:value-type="float">
            <text:p>0,5</text:p>
          </table:table-cell>
          <table:table-cell table:formula="of:=[.C15:.C26]*[.$A$18]+[.D15:.D26]*[.$A$19]+[.$A$20]" office:value-type="float" office:value="0.000254237288135589" calcext:value-type="float">
            <text:p>0,000254237288135589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([.A16:.A27]-2)/(120-2)" office:value-type="float" office:value="0.194915254237288" calcext:value-type="float">
            <text:p>0,194915254237288</text:p>
          </table:table-cell>
          <table:table-cell table:formula="of:=([.B16:.B27]-0)/(50-0)" office:value-type="float" office:value="1" calcext:value-type="float">
            <text:p>1</text:p>
          </table:table-cell>
          <table:table-cell table:formula="of:=[.C16:.C27]*[.$A$18]+[.D16:.D27]*[.$A$19]+[.$A$20]" office:value-type="float" office:value="-0.00666101694915255" calcext:value-type="float">
            <text:p>-0,0066610169491525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.484" calcext:value-type="float">
            <text:p>0,484</text:p>
          </table:table-cell>
          <table:table-cell table:number-columns-repeated="16"/>
        </table:table-row>
        <table:table-row table:style-name="ro1">
          <table:table-cell office:value-type="float" office:value="0.06" calcext:value-type="float">
            <text:p>0,06</text:p>
          </table:table-cell>
          <table:table-cell table:number-columns-repeated="16"/>
        </table:table-row>
        <table:table-row table:style-name="ro1">
          <table:table-cell office:value-type="float" office:value="-0.161" calcext:value-type="float">
            <text:p>-0,161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L18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5:19:41.390000000</meta:creation-date>
    <dc:date>2021-09-28T09:34:54.463000000</dc:date>
    <meta:editing-duration>P3DT22H50M28S</meta:editing-duration>
    <meta:editing-cycles>3</meta:editing-cycles>
    <meta:generator>LibreOffice/7.2.0.4$Windows_X86_64 LibreOffice_project/9a9c6381e3f7a62afc1329bd359cc48accb6435b</meta:generator>
    <meta:document-statistic meta:table-count="1" meta:cell-count="199" meta:object-count="0"/>
  </office:meta>
</office:document-meta>
</file>